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text-properties officeooo:rsid="0018ee2d" officeooo:paragraph-rsid="0018ee2d"/>
    </style:style>
    <style:style style:name="P2" style:family="paragraph" style:parent-style-name="Text_20_body">
      <style:text-properties officeooo:rsid="001d1d7d" officeooo:paragraph-rsid="001d1d7d"/>
    </style:style>
    <style:style style:name="P3" style:family="paragraph" style:parent-style-name="Text_20_body">
      <style:text-properties officeooo:rsid="001d1d7d" officeooo:paragraph-rsid="001dff57"/>
    </style:style>
    <style:style style:name="P4" style:family="paragraph" style:parent-style-name="Text_20_body">
      <style:text-properties officeooo:rsid="001d1d7d" officeooo:paragraph-rsid="0021c3d0"/>
    </style:style>
    <style:style style:name="P5" style:family="paragraph" style:parent-style-name="Text_20_body">
      <style:text-properties officeooo:rsid="001d1d7d" officeooo:paragraph-rsid="0026c347"/>
    </style:style>
    <style:style style:name="P6" style:family="paragraph" style:parent-style-name="Text_20_body">
      <style:text-properties officeooo:rsid="001dff57" officeooo:paragraph-rsid="00206b48"/>
    </style:style>
    <style:style style:name="P7" style:family="paragraph" style:parent-style-name="Text_20_body">
      <style:text-properties officeooo:rsid="0021bc10" officeooo:paragraph-rsid="0021bc10"/>
    </style:style>
    <style:style style:name="P8" style:family="paragraph" style:parent-style-name="Text_20_body">
      <style:text-properties officeooo:rsid="0024cf9a" officeooo:paragraph-rsid="0024cf9a"/>
    </style:style>
    <style:style style:name="P9" style:family="paragraph" style:parent-style-name="Text_20_body">
      <style:text-properties officeooo:rsid="002b3d9a" officeooo:paragraph-rsid="002b3d9a"/>
    </style:style>
    <style:style style:name="P10" style:family="paragraph" style:parent-style-name="Text_20_body">
      <style:text-properties officeooo:rsid="002ffe4d" officeooo:paragraph-rsid="002ffe4d"/>
    </style:style>
    <style:style style:name="P11" style:family="paragraph" style:parent-style-name="Text_20_body">
      <style:text-properties officeooo:rsid="00341212" officeooo:paragraph-rsid="00341212"/>
    </style:style>
    <style:style style:name="P12" style:family="paragraph" style:parent-style-name="Text_20_body">
      <style:text-properties officeooo:rsid="00392f99" officeooo:paragraph-rsid="00392f99"/>
    </style:style>
    <style:style style:name="P13" style:family="paragraph" style:parent-style-name="Text_20_body">
      <style:text-properties officeooo:rsid="003baa14" officeooo:paragraph-rsid="003baa14"/>
    </style:style>
    <style:style style:name="P14" style:family="paragraph" style:parent-style-name="Text_20_body">
      <style:text-properties officeooo:rsid="003d72a4" officeooo:paragraph-rsid="003d72a4"/>
    </style:style>
    <style:style style:name="P15" style:family="paragraph" style:parent-style-name="Text_20_body">
      <style:text-properties officeooo:rsid="003e4087" officeooo:paragraph-rsid="003e4087"/>
    </style:style>
    <style:style style:name="P16" style:family="paragraph" style:parent-style-name="Text_20_body">
      <style:text-properties officeooo:rsid="0042cc06" officeooo:paragraph-rsid="0042cc06"/>
    </style:style>
    <style:style style:name="P17" style:family="paragraph" style:parent-style-name="Title">
      <style:text-properties officeooo:rsid="00188905" officeooo:paragraph-rsid="00188905"/>
    </style:style>
    <style:style style:name="P18" style:family="paragraph" style:parent-style-name="Heading_20_2">
      <style:text-properties officeooo:rsid="0018eb23" officeooo:paragraph-rsid="0018eb23"/>
    </style:style>
    <style:style style:name="P19" style:family="paragraph" style:parent-style-name="Heading_20_2">
      <style:text-properties officeooo:rsid="001a2e2f" officeooo:paragraph-rsid="001a2e2f"/>
    </style:style>
    <style:style style:name="P20" style:family="paragraph" style:parent-style-name="Heading_20_2">
      <style:text-properties officeooo:rsid="003baa14" officeooo:paragraph-rsid="003baa14"/>
    </style:style>
    <style:style style:name="P21" style:family="paragraph" style:parent-style-name="Heading_20_1">
      <style:text-properties officeooo:rsid="0032c8bd" officeooo:paragraph-rsid="0032c8bd"/>
    </style:style>
    <style:style style:name="T1" style:family="text">
      <style:text-properties officeooo:rsid="001dff57"/>
    </style:style>
    <style:style style:name="T2" style:family="text">
      <style:text-properties officeooo:rsid="00206b48"/>
    </style:style>
    <style:style style:name="T3" style:family="text">
      <style:text-properties officeooo:rsid="00315f0b"/>
    </style:style>
    <style:style style:name="T4" style:family="text">
      <style:text-properties officeooo:rsid="0035aeca"/>
    </style:style>
    <style:style style:name="T5" style:family="text">
      <style:text-properties officeooo:rsid="003e4087"/>
    </style:style>
    <style:style style:name="T6" style:family="text">
      <style:text-properties officeooo:rsid="003f073b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405a1c"/>
    </style:style>
    <style:style style:name="T9" style:family="text">
      <style:text-properties style:text-position="super 58%" officeooo:rsid="004378df"/>
    </style:style>
    <style:style style:name="T10" style:family="text">
      <style:text-properties style:text-position="super 58%" officeooo:rsid="004678fc"/>
    </style:style>
    <style:style style:name="T11" style:family="text">
      <style:text-properties officeooo:rsid="00417038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405a1c"/>
    </style:style>
    <style:style style:name="T14" style:family="text">
      <style:text-properties style:text-position="0% 100%" officeooo:rsid="004378df"/>
    </style:style>
    <style:style style:name="T15" style:family="text">
      <style:text-properties style:text-position="0% 100%" officeooo:rsid="004678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apport</text:p>
      <text:h text:style-name="P21" text:outline-level="1">Utilisation / compilation du projet</text:h>
      <text:p text:style-name="P11">Le projet a été réalisé en langage Java, avec la bibliothèque intégrée Swing. <text:span text:style-name="T4">Il suffit de compiler tous les fichiers avec un compilateur java standard minimum version 7.</text:span></text:p>
      <text:p text:style-name="P12">Pour lancer le projet: lancer la classe Main.</text:p>
      <text:p text:style-name="P12">Un fichier jar exécutable sera fourni avec le rendu.</text:p>
      <text:h text:style-name="P18" text:outline-level="2">1</text:h>
      <text:p text:style-name="P1">Cf: interface graphique</text:p>
      <text:h text:style-name="P19" text:outline-level="2">2</text:h>
      <text:p text:style-name="P2">500 ms:</text:p>
      <text:p text:style-name="P3"><text:span text:style-name="T2">~4000</text:span> itérations au premier coup, <text:span text:style-name="T1">0,439 de moyenne des récompenses</text:span></text:p>
      <text:p text:style-name="P6"><text:span text:style-name="T2">~</text:span>65000 itérations au 16e coup, 0,974 de moyenne des récompenses</text:p>
      <text:p text:style-name="P7">1000ms:</text:p>
      <text:p text:style-name="P4"><text:span text:style-name="T2">~8000</text:span> itérations au premier coup, <text:span text:style-name="T1">0,433 de moyenne des récompenses</text:span></text:p>
      <text:p text:style-name="P4"><text:span text:style-name="T1">~133 000 itérations au 16e coup, 0,985 de moyenne des récompenses</text:span></text:p>
      <text:p text:style-name="P8">3000ms:</text:p>
      <text:p text:style-name="P5"><text:span text:style-name="T2">~27000 </text:span>itérations au premier coup, <text:span text:style-name="T1">0,451 de moyenne des récompenses</text:span></text:p>
      <text:p text:style-name="P5"><text:span text:style-name="T1">~740 000 itérations au 16e coup, 0,996 de moyenne des récompenses</text:span></text:p>
      <text:p text:style-name="P9">L’ordinateur ne nous bat jamais à tous les coups: en particulier en début de partie, si on aligne rapidement des jetons, il ne se défend pas souvent.</text:p>
      <text:p text:style-name="P10">Il a souvent tendance à poser ses jetons sur une même colonne ou même ligne, même si celà cause sa perte. En effet, il privilégie la victoire à <text:span text:style-name="T3">essayer de nous bloquer. Ceci est justifié: Après les itérations de MCTS, on chosit la branche de meilleure moyenne des récompenses, y compris si elle a été peu visitée.</text:span></text:p>
      <text:h text:style-name="P20" text:outline-level="2">6</text:h>
      <text:p text:style-name="P13">Il y a un facteur de branchement moyen d’environ 7, car le plateau de puissance 4 classique comporte 7 colonnes, donc 7 successeurs. Il descend en dessous de 7 en fin de partie.</text:p>
      <text:p text:style-name="P14">Dans le pire cas, le plateau est rempli sans qu’aucun joueur n’ait gagné avant. Le plateau fait 6 par 7 cases, on a donc une profondeur maximale de 42.</text:p>
      <text:p text:style-name="P15">Il y a donc environ 7<text:span text:style-name="T8">42</text:span> états dans l’a<text:span text:style-name="T11">r</text:span>bre min<text:span text:style-name="T6">i</text:span>max.</text:p>
      <text:p text:style-name="P16"><text:soft-page-break/>Un ordinateur à 3Ghz effectue environ 3 milliards d’opérations par seconde.</text:p>
      <text:p text:style-name="P16">Il faut environ <text:s/><text:span text:style-name="T5">7</text:span><text:span text:style-name="T8">42</text:span><text:span text:style-name="T13">/</text:span><text:span text:style-name="T12">3M </text:span><text:span text:style-name="T14">~ 10</text:span><text:span text:style-name="T9">26</text:span><text:span text:style-name="T14"> secondes </text:span><text:span text:style-name="T15">soit environ 10</text:span><text:span text:style-name="T10">18</text:span><text:span text:style-name="T15"> a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7:39:08.440000000</meta:creation-date>
    <meta:generator>LibreOffice/5.1.5.2$Windows_x86 LibreOffice_project/7a864d8825610a8c07cfc3bc01dd4fce6a9447e5</meta:generator>
    <dc:date>2017-10-12T18:30:51.433000000</dc:date>
    <meta:editing-duration>PT50M19S</meta:editing-duration>
    <meta:editing-cycles>34</meta:editing-cycles>
    <meta:document-statistic meta:table-count="0" meta:image-count="0" meta:object-count="0" meta:page-count="2" meta:paragraph-count="25" meta:word-count="301" meta:character-count="1729" meta:non-whitespace-character-count="1452"/>
  </office:meta>
</office:document-meta>
</file>